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1.4mm</text:p>
          </draw:text-box>
        </draw:frame>
        <draw:frame draw:style-name="gr8" draw:layer="layout" svg:width="7.326cm" svg:height="0.962cm" svg:x="4.7cm" svg:y="9.438cm">
          <draw:text-box>
            <text:p>Portion Width = 10.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50μm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7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7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10T13:15:02</dc:date>
    <meta:editing-duration>PT1H8M48S</meta:editing-duration>
    <meta:editing-cycles>22</meta:editing-cycles>
    <meta:generator>LibreOffice/3.6$Linux_X86_64 LibreOffice_project/360m1$Build-2</meta:generator>
    <dc:creator>jose </dc:creator>
    <meta:document-statistic meta:object-count="79"/>
  </office:meta>
</office:document-meta>
</file>